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lsevierGulliver" svg:font-family="ElsevierGulliver, Georgia, 'Times New Roman', Times, STIXGeneral, 'Cambria Math', 'Lucida Sans Unicode', 'Microsoft Sans Serif', 'Segoe UI Symbol', 'Arial Unicode MS', serif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8f863" officeooo:paragraph-rsid="0008f863"/>
    </style:style>
    <style:style style:name="P2" style:family="paragraph" style:parent-style-name="Standard">
      <style:text-properties style:font-name="Arial1" officeooo:paragraph-rsid="000adf5d"/>
    </style:style>
    <style:style style:name="P3" style:family="paragraph" style:parent-style-name="Standard">
      <style:text-properties style:font-name="Arial1" officeooo:rsid="000adf5d" officeooo:paragraph-rsid="000adf5d"/>
    </style:style>
    <style:style style:name="T1" style:family="text">
      <style:text-properties fo:font-variant="normal" fo:text-transform="none" fo:color="#1f1f1f" loext:opacity="100%" fo:font-size="12pt" fo:letter-spacing="normal" fo:font-style="normal" fo:font-weight="normal" officeooo:rsid="0008f863"/>
    </style:style>
    <style:style style:name="T2" style:family="text">
      <style:text-properties officeooo:rsid="0008f863"/>
    </style:style>
    <style:style style:name="T3" style:family="text">
      <style:text-properties fo:font-variant="normal" fo:text-transform="none" fo:color="#1f1f1f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1f1f1f" loext:opacity="100%" fo:font-size="12pt" fo:letter-spacing="normal" fo:font-style="normal" fo:font-weight="normal" officeooo:rsid="000ae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eerBERT, fine-tuned language model designed for job recommendations.</text:p>
      <text:p text:style-name="P1">Representation of resumes and recommendable items(jobs). Most suitable job for a given resume.</text:p>
      <text:p text:style-name="P1"/>
      <text:p text:style-name="P1">Combined Data from ESCO taxonomy and job advertisements from EURES online job platform.</text:p>
      <text:p text:style-name="P1"/>
      <text:p text:style-name="P2"><text:span text:style-name="T1"> jobBERT uses a BERT model pre-trained on job advertisements to obtain vector representations of job titles , jobGBERT, a German-language version trained on millions of job ads.</text:span><text:span text:style-name="T2"> For </text:span><text:span text:style-name="T3">CareerBERT model, compare the effectiveness of jobGBERT, a domain-specific BERT model pre-trained on German job advertisements, and GBERT, a general German BERT model, in job matching task. </text:span></text:p>
      <text:p text:style-name="P2"><text:span text:style-name="T3"/></text:p>
      <text:p text:style-name="P2"><text:span text:style-name="T1">Textual user resumes as input → carrer recommendation based on standardized ESCO job classifications.</text:span></text:p>
      <text:p text:style-name="P2"><text:span text:style-name="T1"/></text:p>
      <text:p text:style-name="P3"><text:span text:style-name="T1">H</text:span><text:span text:style-name="T3">uman evaluation: 5 resumes, 10 HR experts. CareerBERT: Top 20 Recommendations per Resume. 4/5 Perfect Scores, for 1 lower performance, but maybe because it was notably shorter.</text:span></text:p>
      <text:p text:style-name="P3"><text:span text:style-name="T3"/></text:p>
      <text:p text:style-name="P3"><text:span text:style-name="T3">CareerBERT outperformed both OpenAI’s embedding models and achieved comparable but more reliable performance than GPT-4 while being significantly more computationally efficient. </text:span></text:p>
      <text:p text:style-name="P3"><text:span text:style-name="T4">T</text:span><text:span text:style-name="T3">he system’s occasional difficulty in distinguishing between closely related roles with different skill requirements (such as Data Scientists versus Data Warehouse Developers) underscores its optimal use as a decision support tool within the consulting process rather than as a standalone solution. </text:span><text:span text:style-name="T4">Shorter resumes → more diverse and less relevant recommendations</text:span></text:p>
      <text:p text:style-name="P3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lsevierGulliver" svg:font-family="ElsevierGulliver, Georgia, 'Times New Roman', Times, STIXGeneral, 'Cambria Math', 'Lucida Sans Unicode', 'Microsoft Sans Serif', 'Segoe UI Symbol', 'Arial Unicode MS', serif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22:11:10.494000000</meta:creation-date>
    <dc:date>2025-06-01T22:46:09.153000000</dc:date>
    <meta:editing-duration>PT9M42S</meta:editing-duration>
    <meta:editing-cycles>1</meta:editing-cycles>
    <meta:document-statistic meta:table-count="0" meta:image-count="0" meta:object-count="0" meta:page-count="1" meta:paragraph-count="8" meta:word-count="201" meta:character-count="1443" meta:non-whitespace-character-count="1247"/>
    <meta:generator>LibreOffice/24.8.6.2$Windows_X86_64 LibreOffice_project/6d98ba145e9a8a39fc57bcc76981d1fb1316c60c</meta:generator>
  </office:meta>
</office:document-meta>
</file>